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ssChannelHttpMessageConverterTests.writeOtherContentType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ssChannelHttpMessageConverterTests.rea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ssChannelHttpMessageConverterTests.canReadAndWr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ssChannelHttpMessageConverterTests.writeOtherChar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ssChannelHttpMessageConverterTests.wr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